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vertical-align="middle"/>
    </style:style>
    <style:style style:name="gr2" style:family="graphic" style:parent-style-name="standard">
      <style:graphic-properties draw:fill="solid" draw:fill-color="#006600" draw:textarea-vertical-align="middle"/>
    </style:style>
    <style:style style:name="gr3" style:family="graphic" style:parent-style-name="standard">
      <style:graphic-properties draw:stroke="solid" draw:stroke-dash="Dash_20_2" svg:stroke-width="1.151cm" svg:stroke-color="#ffffff" draw:stroke-linejoin="round" svg:stroke-linecap="butt" draw:fill="none" draw:fill-color="#ffffff" draw:textarea-horizontal-align="center" draw:textarea-vertical-align="middle" fo:padding-top="0.575cm" fo:padding-bottom="0.575cm" fo:padding-left="0.575cm" fo:padding-right="0.575cm"/>
    </style:style>
    <style:style style:name="gr4" style:family="graphic" style:parent-style-name="standard">
      <style:graphic-properties draw:stroke="none" draw:stroke-dash="Dash_20_2" svg:stroke-width="0cm" svg:stroke-color="#ffffff" draw:stroke-linejoin="none" svg:stroke-linecap="butt" draw:fill="solid" draw:fill-color="#ffffff" draw:textarea-horizontal-align="center" draw:textarea-vertical-align="middle"/>
    </style:style>
    <style:style style:name="gr5" style:family="graphic" style:parent-style-name="standard">
      <style:graphic-properties draw:stroke="solid" draw:stroke-dash="Dash_20_2" svg:stroke-width="0.026cm" svg:stroke-color="#ffffff" draw:stroke-linejoin="round" svg:stroke-linecap="butt" draw:textarea-horizontal-align="center" draw:textarea-vertical-align="middle" fo:padding-top="0.013cm" fo:padding-bottom="0.013cm" fo:padding-left="0.013cm" fo:padding-right="0.013cm"/>
    </style:style>
    <style:style style:name="gr6" style:family="graphic" style:parent-style-name="standard">
      <style:graphic-properties draw:stroke="solid" draw:stroke-dash="Dash_20_2" svg:stroke-width="1.197cm" svg:stroke-color="#ffffff" draw:stroke-linejoin="round" svg:stroke-linecap="butt" draw:textarea-horizontal-align="center" draw:textarea-vertical-align="middle" fo:padding-top="0.598cm" fo:padding-bottom="0.598cm" fo:padding-left="0.598cm" fo:padding-right="0.598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rect draw:style-name="gr1" draw:text-style-name="P1" draw:layer="layout" svg:width="12.598cm" svg:height="17.272cm" svg:x="3.181cm" svg:y="2.747cm" draw:corner-radius="1.27cm">
          <text:p/>
        </draw:rect>
        <draw:rect draw:style-name="gr2" draw:text-style-name="P1" draw:layer="layout" svg:width="12.04cm" svg:height="16.51cm" svg:x="3.542cm" svg:y="3.197cm" draw:corner-radius="1.27cm">
          <text:p/>
        </draw:rect>
        <draw:g>
          <draw:path draw:style-name="gr3" draw:text-style-name="P1" draw:layer="layout" svg:width="10.348cm" svg:height="10.563cm" svg:x="4.38cm" svg:y="5.671cm" svg:viewBox="0 0 10349 10564" svg:d="M5175 10564c-954 0-1763-222-2588-708s-1417-1091-1894-1934c-476-842-693-1668-693-2640 0-973 217-1798 693-2641 477-842 1069-1447 1894-1933s1634-708 2587-708 1763 222 2587 708c826 486 1418 1091 1894 1933 476 843 694 1668 694 2641 0 972-218 1798-694 2640-476 843-1068 1448-1894 1934-824 486-1634 708-2586 708z">
            <text:p/>
          </draw:path>
          <draw:path draw:style-name="gr4" draw:text-style-name="P1" draw:layer="layout" svg:width="7.3cm" svg:height="5.022cm" svg:x="5.71cm" svg:y="8.258cm" svg:viewBox="0 0 7301 5023" svg:d="M652 1665c-135-621 497-1207 1129-1207 199-6 405 55 575 146 161-281 463-454 801-454 225 10 463 94 631 245 122-249 379-395 657-395 233 0 445 106 580 269 156-167 389-269 633-269 396 0 730 262 801 630 382 102 660 435 660 816 0 116-21 228-78 335 162 186 260 417 260 652 0 532-436 981-998 1058 0 509-432 909-973 909-186 0-362-48-517-142-141 449-592 765-1095 765-375 0-731-188-943-485-200 113-95 181-666 181-470 0-903-235-1129-617-541-8-819-311-819-692 0-177 71-338 200-470-233-112-361-333-361-586 0-356 283-650 652-689z">
            <text:p/>
          </draw:path>
          <draw:path draw:style-name="gr5" draw:text-style-name="P1" draw:layer="layout" svg:width="0.053cm" svg:height="0.176cm" svg:x="6.327cm" svg:y="9.992cm" svg:viewBox="0 0 54 177" svg:d="M0 0c7 58 37 123 54 177">
            <text:p/>
          </draw:path>
          <draw:path draw:style-name="gr5" draw:text-style-name="P1" draw:layer="layout" svg:width="0.235cm" svg:height="0.164cm" svg:x="8.031cm" svg:y="8.932cm" svg:viewBox="0 0 236 165" svg:d="M0 0c78 44 172 104 236 165">
            <text:p/>
          </draw:path>
          <draw:path draw:style-name="gr5" draw:text-style-name="P1" draw:layer="layout" svg:width="0.06cm" svg:height="0.162cm" svg:x="9.402cm" svg:y="8.722cm" svg:viewBox="0 0 61 163" svg:d="M61 0c-27 49-44 107-61 163">
            <text:p/>
          </draw:path>
          <draw:path draw:style-name="gr5" draw:text-style-name="P1" draw:layer="layout" svg:width="0.11cm" svg:height="0.196cm" svg:x="10.589cm" svg:y="8.597cm" svg:viewBox="0 0 111 197" svg:d="M111 0c-51 56-77 130-111 197">
            <text:p/>
          </draw:path>
          <draw:path draw:style-name="gr5" draw:text-style-name="P1" draw:layer="layout" svg:width="0.03cm" svg:height="0.155cm" svg:x="12.134cm" svg:y="8.957cm" svg:viewBox="0 0 31 156" svg:d="M0 0c7 42 41 135 28 156">
            <text:p/>
          </draw:path>
          <draw:path draw:style-name="gr5" draw:text-style-name="P1" draw:layer="layout" svg:width="0.242cm" svg:height="0.309cm" svg:x="12.473cm" svg:y="10.108cm" svg:viewBox="0 0 243 310" svg:d="M243 0c-57 119-136 224-243 310">
            <text:p/>
          </draw:path>
          <draw:path draw:style-name="gr5" draw:text-style-name="P1" draw:layer="layout" svg:width="0.563cm" svg:height="0.827cm" svg:x="11.421cm" svg:y="10.99cm" svg:viewBox="0 0 564 828" svg:d="M561 828c27-188-129-654-561-828">
            <text:p/>
          </draw:path>
          <draw:path draw:style-name="gr5" draw:text-style-name="P1" draw:layer="layout" svg:width="0.043cm" svg:height="0.22cm" svg:x="10.489cm" svg:y="12.365cm" svg:viewBox="0 0 44 221" svg:d="M0 221c27-76 37-147 44-221">
            <text:p/>
          </draw:path>
          <draw:path draw:style-name="gr5" draw:text-style-name="P1" draw:layer="layout" svg:width="0.121cm" svg:height="0.201cm" svg:x="8.331cm" svg:y="12.663cm" svg:viewBox="0 0 122 202" svg:d="M122 202c-54-60-88-131-122-202">
            <text:p/>
          </draw:path>
          <draw:path draw:style-name="gr5" draw:text-style-name="P1" draw:layer="layout" svg:width="0.188cm" svg:height="0.043cm" svg:x="6.655cm" svg:y="12.385cm" svg:viewBox="0 0 189 44" svg:d="M0 44c64-8 128-23 189-44">
            <text:p/>
          </draw:path>
          <draw:path draw:style-name="gr5" draw:text-style-name="P1" draw:layer="layout" svg:width="0.425cm" svg:height="0.096cm" svg:x="6.037cm" svg:y="11.267cm" svg:viewBox="0 0 426 97" svg:d="M0 0c111 60 240 114 426 93">
            <text:p/>
          </draw:path>
          <draw:line draw:style-name="gr6" draw:text-style-name="P1" draw:layer="layout" svg:x1="7.183cm" svg:y1="11.871cm" svg:x2="7.149cm" svg:y2="13.729cm">
            <text:p/>
          </draw:line>
          <draw:line draw:style-name="gr6" draw:text-style-name="P1" draw:layer="layout" svg:x1="8.806cm" svg:y1="11.662cm" svg:x2="8.772cm" svg:y2="13.52cm">
            <text:p/>
          </draw:line>
          <draw:line draw:style-name="gr6" draw:text-style-name="P1" draw:layer="layout" svg:x1="9.889cm" svg:y1="11.871cm" svg:x2="9.855cm" svg:y2="13.729cm">
            <text:p/>
          </draw:line>
          <draw:line draw:style-name="gr6" draw:text-style-name="P1" draw:layer="layout" svg:x1="11.174cm" svg:y1="11.732cm" svg:x2="11.14cm" svg:y2="13.59cm">
            <text:p/>
          </draw:line>
          <draw:line draw:style-name="gr6" draw:text-style-name="P1" draw:layer="layout" svg:x1="12.189cm" svg:y1="11.315cm" svg:x2="12.155cm" svg:y2="13.173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4-10-03T13:29:59</dc:date>
    <meta:generator>OpenOffice/4.1.0$Unix OpenOffice.org_project/410m18$Build-9764</meta:generator>
    <meta:editing-duration>PT6M44S</meta:editing-duration>
    <meta:editing-cycles>2</meta:editing-cycles>
    <meta:document-statistic meta:object-count="21"/>
  </office:meta>
</office:document-meta>
</file>